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19" style:family="table-column">
      <style:table-column-properties fo:break-before="auto" style:column-width="5.117cm"/>
    </style:style>
    <style:style style:name="co20" style:family="table-column">
      <style:table-column-properties fo:break-before="auto" style:column-width="15.182cm"/>
    </style:style>
    <style:style style:name="co21" style:family="table-column">
      <style:table-column-properties fo:break-before="auto" style:column-width="5.42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12.739cm"/>
    </style:style>
    <style:style style:name="co49" style:family="table-column">
      <style:table-column-properties fo:break-before="auto" style:column-width="6.493cm"/>
    </style:style>
    <style:style style:name="co50" style:family="table-column">
      <style:table-column-properties fo:break-before="auto" style:column-width="5.371cm"/>
    </style:style>
    <style:style style:name="co51" style:family="table-column">
      <style:table-column-properties fo:break-before="auto" style:column-width="7.899cm"/>
    </style:style>
    <style:style style:name="co52" style:family="table-column">
      <style:table-column-properties fo:break-before="auto" style:column-width="4.621cm"/>
    </style:style>
    <style:style style:name="co53" style:family="table-column">
      <style:table-column-properties fo:break-before="auto" style:column-width="5.549cm"/>
    </style:style>
    <style:style style:name="co54" style:family="table-column">
      <style:table-column-properties fo:break-before="auto" style:column-width="4.759cm"/>
    </style:style>
    <style:style style:name="co55" style:family="table-column">
      <style:table-column-properties fo:break-before="auto" style:column-width="2.9cm"/>
    </style:style>
    <style:style style:name="co56" style:family="table-column">
      <style:table-column-properties fo:break-before="auto" style:column-width="10.135cm"/>
    </style:style>
    <style:style style:name="co57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8" style:family="table" style:master-page-name="PageStyle_5f_I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tock QT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4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4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L000001</text:p>
          </table:table-cell>
          <table:table-cell table:style-name="ce5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000002</text:p>
          </table:table-cell>
          <table:table-cell table:style-name="ce5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000003</text:p>
          </table:table-cell>
          <table:table-cell table:style-name="ce5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5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5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5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5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4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5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CMC000001</text:p>
          </table:table-cell>
          <table:table-cell table:style-name="ce5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C000002</text:p>
          </table:table-cell>
          <table:table-cell table:style-name="ce5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C000003</text:p>
          </table:table-cell>
          <table:table-cell table:style-name="ce5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5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5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5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8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6" table:number-columns-repeated="1020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TDA7468D13TR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28</text:p>
          </table:table-cell>
          <table:table-cell table:style-name="ce15" office:value-type="string" calcext:value-type="string">
            <text:p>AP3419KTTR-G1</text:p>
          </table:table-cell>
          <table:table-cell table:style-name="ce15" office:value-type="string" calcext:value-type="string">
            <text:p>IC REGULATOR BUCK 2A SYNC 1MHZ SOT-23-6</text:p>
          </table:table-cell>
          <table:table-cell table:style-name="ce15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31</text:p>
          </table:table-cell>
          <table:table-cell table:style-name="ce15" office:value-type="string" calcext:value-type="string">
            <text:p>STM32F030C8T6</text:p>
          </table:table-cell>
          <table:table-cell table:style-name="ce15" office:value-type="string" calcext:value-type="string">
            <text:p>IC MCU STM32F030 ARM CORTEX M0 32 BIT 48MHz 64K FLASH 8K RAM LQFP-48</text:p>
          </table:table-cell>
          <table:table-cell table:style-name="ce15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32</text:p>
          </table:table-cell>
          <table:table-cell table:style-name="ce15" office:value-type="string" calcext:value-type="string">
            <text:p>IS43TR85120A-125KBL</text:p>
          </table:table-cell>
          <table:table-cell table:style-name="ce15" office:value-type="string" calcext:value-type="string">
            <text:p>IC SDRAM DDR3 4GBIT (512M x 8) PARALELL 800MHZ</text:p>
          </table:table-cell>
          <table:table-cell table:style-name="ce15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1727-3491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table:table-column table:style-name="co18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8"/>
        </table:table-row>
        <table:table-row table:style-name="ro1">
          <table:table-cell table:style-name="ce4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3"/>
        <table:table-column table:style-name="co14" table:default-cell-style-name="ce3"/>
        <table:table-column table:style-name="co28" table:default-cell-style-name="ce3"/>
        <table:table-column table:style-name="co29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TVS000001</text:p>
          </table:table-cell>
          <table:table-cell table:style-name="ce5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VS000002</text:p>
          </table:table-cell>
          <table:table-cell table:style-name="ce5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5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5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TN000002</text:p>
          </table:table-cell>
          <table:table-cell table:style-name="ce7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TN000003</text:p>
          </table:table-cell>
          <table:table-cell table:style-name="ce8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table:table-column table:style-name="co26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5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5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5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5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5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5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5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5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5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8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8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6" table:number-columns-repeated="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3"/>
        <table:table-column table:style-name="co12" table:default-cell-style-name="ce3"/>
        <table:table-column table:style-name="co48" table:default-cell-style-name="ce3"/>
        <table:table-column table:style-name="co6" table:default-cell-style-name="ce3"/>
        <table:table-column table:style-name="co49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Amaz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table:table-column table:style-name="co18" table:default-cell-style-name="ce3"/>
        <table:table-column table:style-name="co50" table:default-cell-style-name="ce3"/>
        <table:table-column table:style-name="co51" table:default-cell-style-name="ce3"/>
        <table:table-column table:style-name="co24" table:default-cell-style-name="ce3"/>
        <table:table-column table:style-name="co5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4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5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3"/>
        <table:table-column table:style-name="co53" table:default-cell-style-name="ce3"/>
        <table:table-column table:style-name="co54" table:default-cell-style-name="ce3"/>
        <table:table-column table:style-name="co24" table:default-cell-style-name="ce3"/>
        <table:table-column table:style-name="co5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3"/>
        <table:table-column table:style-name="co55" table:default-cell-style-name="ce3"/>
        <table:table-column table:style-name="co56" table:default-cell-style-name="ce3"/>
        <table:table-column table:style-name="co6" table:default-cell-style-name="ce3"/>
        <table:table-column table:style-name="co5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table:table-column table:style-name="co45" table:default-cell-style-name="ce3"/>
        <table:table-column table:style-name="co55" table:default-cell-style-name="ce3"/>
        <table:table-column table:style-name="co57" table:default-cell-style-name="ce3"/>
        <table:table-column table:style-name="co6" table:default-cell-style-name="ce3"/>
        <table:table-column table:style-name="co49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.00.0000</text:date>, <text:time style:data-style-name="N2" text:time-value="12:10:14.4590373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06-21T19:12:22.924946593</dc:date>
    <meta:editing-duration>PT21H56M21S</meta:editing-duration>
    <meta:generator>LibreOffice/6.4.3.2$Linux_X86_64 LibreOffice_project/40$Build-2</meta:generator>
    <meta:editing-cycles>10</meta:editing-cycles>
    <meta:document-statistic meta:table-count="21" meta:cell-count="19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